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9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0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2">
            <text:p>違章建築拆除案件</text:p>
          </table:table-cell>
          <table:covered-table-cell table:number-columns-repeated="9"/>
          <table:table-cell table:number-columns-spanned="8" table:number-rows-spanned="1" table:style-name="ce24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9">
            <text:p>中華民國105年10月</text:p>
          </table:table-cell>
          <table:covered-table-cell table:number-columns-repeated="9"/>
          <table:table-cell office:value-type="string" table:number-columns-spanned="8" table:number-rows-spanned="1" table:style-name="ce27">
            <text:p><text:s text:c="7"/>October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6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5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1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2">
            <text:p>總計</text:p>
          </table:table-cell>
          <table:covered-table-cell/>
          <table:table-cell office:value-type="string" table:number-columns-spanned="3" table:number-rows-spanned="2" table:style-name="ce83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0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8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9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2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9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6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1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1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1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1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7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2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2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5">
            <text:p>本年度累計至本月底</text:p>
            <text:p>移送法辦數</text:p>
          </table:table-cell>
          <table:table-cell office:value-type="string" table:number-columns-spanned="1" table:number-rows-spanned="2" table:style-name="ce74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3862" table:style-name="ce11">
            <text:p><text:s/>663,862<text:s/></text:p>
          </table:table-cell>
          <table:table-cell office:value-type="float" office:value="2390" table:style-name="ce12">
            <text:p><text:s/>2,390<text:s/></text:p>
          </table:table-cell>
          <table:table-cell office:value-type="float" office:value="42440" table:style-name="ce12">
            <text:p><text:s/>42,4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98477" table:style-name="ce12">
            <text:p><text:s/>598,47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82" table:style-name="ce12">
            <text:p><text:s/>882<text:s/></text:p>
          </table:table-cell>
          <table:table-cell office:value-type="float" office:value="20340" table:style-name="ce12">
            <text:p><text:s/>20,340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552" table:style-name="ce12">
            <text:p><text:s/>552<text:s/></text:p>
          </table:table-cell>
          <table:table-cell office:value-type="float" office:value="3548" table:style-name="ce12">
            <text:p><text:s/>3,548<text:s/></text:p>
          </table:table-cell>
          <table:table-cell office:value-type="float" office:value="2605" table:style-name="ce12">
            <text:p><text:s/>2,605<text:s/></text:p>
          </table:table-cell>
          <table:table-cell office:value-type="float" office:value="943" table:style-name="ce12">
            <text:p><text:s/>943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12" table:style-name="ce12">
            <text:p><text:s/>1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7114" table:style-name="ce11">
            <text:p><text:s/>207,114<text:s/></text:p>
          </table:table-cell>
          <table:table-cell office:value-type="float" office:value="1017" table:style-name="ce12">
            <text:p><text:s/>1,0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7934" table:style-name="ce12">
            <text:p><text:s/>197,93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12" table:style-name="ce12">
            <text:p><text:s/>712<text:s/></text:p>
          </table:table-cell>
          <table:table-cell office:value-type="float" office:value="8108" table:style-name="ce12">
            <text:p><text:s/>8,1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152" table:style-name="ce12">
            <text:p><text:s/>1,152<text:s/></text:p>
          </table:table-cell>
          <table:table-cell office:value-type="float" office:value="1072" table:style-name="ce12">
            <text:p><text:s/>1,072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7" table:style-name="ce12">
            <text:p><text:s/>7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332" table:style-name="ce11">
            <text:p><text:s/>85,332<text:s/></text:p>
          </table:table-cell>
          <table:table-cell office:value-type="float" office:value="360" table:style-name="ce12">
            <text:p><text:s/>36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086" table:style-name="ce12">
            <text:p><text:s/>77,0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463" table:style-name="ce12">
            <text:p><text:s/>1,4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469" table:style-name="ce12">
            <text:p><text:s/>469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5180" table:style-name="ce11">
            <text:p><text:s/>55,180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666" table:style-name="ce12">
            <text:p><text:s/>50,6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322" table:style-name="ce12">
            <text:p><text:s/>3,3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458" table:style-name="ce12">
            <text:p><text:s/>458<text:s/></text:p>
          </table:table-cell>
          <table:table-cell office:value-type="float" office:value="458" table:style-name="ce12">
            <text:p><text:s/>45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1802" table:style-name="ce11">
            <text:p><text:s/>71,802<text:s/></text:p>
          </table:table-cell>
          <table:table-cell office:value-type="float" office:value="471" table:style-name="ce12">
            <text:p><text:s/>471<text:s/></text:p>
          </table:table-cell>
          <table:table-cell office:value-type="float" office:value="20016" table:style-name="ce12">
            <text:p><text:s/>20,0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9800" table:style-name="ce12">
            <text:p><text:s/>49,8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750" table:style-name="ce12">
            <text:p><text:s/>1,7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409" table:style-name="ce12">
            <text:p><text:s/>40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063" table:style-name="ce11">
            <text:p><text:s/>27,063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2" table:style-name="ce12">
            <text:p><text:s/>22,0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391" table:style-name="ce12">
            <text:p><text:s/>1,39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25" table:style-name="ce12">
            <text:p><text:s/>125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492" table:style-name="ce11">
            <text:p><text:s/>122,492<text:s/></text:p>
          </table:table-cell>
          <table:table-cell office:value-type="float" office:value="200" table:style-name="ce12">
            <text:p><text:s/>200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093" table:style-name="ce12">
            <text:p><text:s/>121,0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978" table:style-name="ce12">
            <text:p><text:s/>9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304" table:style-name="ce12">
            <text:p><text:s/>304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1617" table:style-name="ce11">
            <text:p><text:s/>91,617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189" table:style-name="ce12">
            <text:p><text:s/>77,1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3241" table:style-name="ce12">
            <text:p><text:s/>3,241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388" table:style-name="ce12">
            <text:p><text:s/>388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34" table:style-name="ce13">
            <text:p><text:s/>3,434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4" table:style-name="ce14">
            <text:p><text:s/>30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065" table:style-name="ce13">
            <text:p><text:s/>7,065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178" table:style-name="ce14">
            <text:p><text:s/>5,1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744" table:style-name="ce14">
            <text:p><text:s/>74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760" table:style-name="ce13">
            <text:p><text:s/>2,760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06" table:style-name="ce14">
            <text:p><text:s/>2,6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02" table:style-name="ce14">
            <text:p><text:s/>1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" table:style-name="ce14">
            <text:p><text:s/>52<text:s/></text:p>
          </table:table-cell>
          <table:table-cell office:value-type="float" office:value="52" table:style-name="ce14">
            <text:p><text:s/>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769" table:style-name="ce13">
            <text:p><text:s/>6,769<text:s/>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375" table:style-name="ce14">
            <text:p><text:s/>6,3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3" table:style-name="ce14">
            <text:p><text:s/>93<text:s/></text:p>
          </table:table-cell>
          <table:table-cell office:value-type="float" office:value="110" table:style-name="ce14">
            <text:p><text:s/>110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" table:style-name="ce14">
            <text:p><text:s/>52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322" table:style-name="ce13">
            <text:p><text:s/>2,32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1" table:style-name="ce14">
            <text:p><text:s/>2,00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6" table:style-name="ce14">
            <text:p><text:s/>1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37" table:style-name="ce13">
            <text:p><text:s/>3,0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00" table:style-name="ce14">
            <text:p><text:s/>2,1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36" table:style-name="ce14">
            <text:p><text:s/>7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1" table:style-name="ce14">
            <text:p><text:s/>19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815" table:style-name="ce13">
            <text:p><text:s/>3,8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2" table:style-name="ce14">
            <text:p><text:s/>27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256" table:style-name="ce13">
            <text:p><text:s/>14,256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7" table:style-name="ce14">
            <text:p><text:s/>12,9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42" table:style-name="ce14">
            <text:p><text:s/>44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40" table:style-name="ce13">
            <text:p><text:s/>1,140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8" table:style-name="ce14">
            <text:p><text:s/>1,06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13" table:style-name="ce13">
            <text:p><text:s/>2,81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7" table:style-name="ce13">
            <text:p><text:s/>1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226" table:style-name="ce13">
            <text:p><text:s/>18,226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73" table:style-name="ce14">
            <text:p><text:s/>17,07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1" table:style-name="ce14">
            <text:p><text:s/>1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557" table:style-name="ce13">
            <text:p><text:s/>9,55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59" table:style-name="ce14">
            <text:p><text:s/>5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06" table:style-name="ce13">
            <text:p><text:s/>16,4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62" table:style-name="ce11">
            <text:p><text:s/>3,2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7" table:style-name="ce12">
            <text:p><text:s/>2,6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84" table:style-name="ce13">
            <text:p><text:s/>2,6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6" table:style-name="ce14">
            <text:p><text:s/>2,5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1" table:style-name="ce14">
            <text:p><text:s/>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8" table:style-name="ce13">
            <text:p><text:s/>5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3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0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6-12-01T01:38:05Z</dc:date>
    <meta:print-date>2016-05-30T02:21:08Z</meta:print-date>
  </office:meta>
</office:document-meta>
</file>